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paragraph-rsid="0001210a"/>
    </style:style>
    <style:style style:name="T1" style:family="text">
      <style:text-properties officeooo:rsid="0001210a"/>
    </style:style>
    <style:style style:name="T2" style:family="text">
      <style:text-properties officeooo:rsid="00021119"/>
    </style:style>
    <style:style style:name="T3" style:family="text">
      <style:text-properties officeooo:rsid="000282c0"/>
    </style:style>
    <style:style style:name="T4" style:family="text">
      <style:text-properties officeooo:rsid="000445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ree days ago, 01/XX/20XX, a wide scale cyberattack was put in action against the United States. An unknown cyberterrorist organization targeted much of the United States’ critical infrastructure and internet connected vehicles. The attack caused wide spread lose of electricity, gas, and water across the entire continental US, destroying some systems entirely. As well, the terrorist instigated the crashing self driving and other internet connected automobiles and locked up many planes controls for US companies. <text:s/>This cyberattack coincided with a nation-wide freeze due to the ongoing polar vortex and has caused deaths as people are lacking heat and through the many initial crashes that occurred. The estimated death toll is in the 10,000 – 20.000 and is expected to increase rapidly if the US infrastructure is not brought back online completely. <text:s/></text:span></text:p>
      <text:p text:style-name="P1"/>
      <text:p text:style-name="P1"><text:span text:style-name="T1">Much is still unknown on how this has occurred. However, the </text:span><text:span text:style-name="T2">P</text:span><text:span text:style-name="T1">resident released a statement one day ago stating that this is the largest terrorist attack known in all of history and that the DHS and the FBI have already begun a wide scale investigation. They will be figuring out who is behind this and how the attack occurred meeting with the affect companies and investigating the vehicles impacted. </text:span><text:span text:style-name="T2">Along with the President’s statement, the FBI and DHS cosigned a statement that the </text:span><text:span text:style-name="T4">investigation </text:span><text:span text:style-name="T2">will </text:span><text:span text:style-name="T4">also</text:span><text:span text:style-name="T2"> be deriving new security regimen</text:span><text:span text:style-name="T4">s</text:span><text:span text:style-name="T2"> for improving the nation’s critical infrastructure and vehicle/mobile security </text:span><text:span text:style-name="T3">with much of the US’s own security organizations</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9T20:20:55.781342330</meta:creation-date>
    <meta:generator>LibreOffice/7.4.1.2$OpenBSD_X86_64 LibreOffice_project/40$Build-2</meta:generator>
    <dc:date>2023-01-29T21:46:23.003127664</dc:date>
    <meta:editing-duration>PT1H25M27S</meta:editing-duration>
    <meta:editing-cycles>4</meta:editing-cycles>
    <meta:document-statistic meta:table-count="0" meta:image-count="0" meta:object-count="0" meta:page-count="1" meta:paragraph-count="2" meta:word-count="238" meta:character-count="1530" meta:non-whitespace-character-count="1289"/>
  </office:meta>
</office:document-meta>
</file>